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Accent_20_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cell-protect="none" style:print-content="true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17_lod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0" table:default-cell-style-name="Default"/>
        <table:table-row table:style-name="ro1">
          <table:table-cell table:style-name="ce7" office:value-type="string" calcext:value-type="string">
            <office:annotation draw:style-name="gr1" draw:text-style-name="P2" svg:width="2.899cm" svg:height="1.799cm" svg:x="3.094cm" svg:y="0cm" draw:caption-point-x="-0.61cm" draw:caption-point-y="0.01cm">
              <dc:creator>WJ</dc:creator>
              <dc:date>2021-11-10T00:00:00</dc:date>
              <text:p text:style-name="P1">樣品濃度</text:p>
            </office:annotation>
            <text:p>concentration</text:p>
          </table:table-cell>
          <table:table-cell table:style-name="ce7" office:value-type="string" calcext:value-type="string">
            <office:annotation draw:style-name="gr1" draw:text-style-name="P2" svg:width="2.899cm" svg:height="1.799cm" svg:x="5.184cm" svg:y="0cm" draw:caption-point-x="-0.61cm" draw:caption-point-y="0.01cm">
              <dc:creator>WJ</dc:creator>
              <dc:date>2021-11-10T00:00:00</dc:date>
              <text:p text:style-name="P1"><text:span text:style-name="T1">試劑的</text:span><text:span text:style-name="T1">lot</text:span><text:span text:style-name="T1">，例如</text:span><text:span text:style-name="T1">1, 2, 3, 4</text:span></text:p>
            </office:annotation>
            <text:p>reagent_lot</text:p>
          </table:table-cell>
          <table:table-cell table:style-name="ce7" office:value-type="string" calcext:value-type="string">
            <office:annotation draw:style-name="gr1" draw:text-style-name="P2" svg:width="2.899cm" svg:height="1.799cm" svg:x="6.062cm" svg:y="0cm" draw:caption-point-x="-0.61cm" draw:caption-point-y="0.01cm">
              <dc:creator>WJ</dc:creator>
              <dc:date>2021-11-08T00:00:00</dc:date>
              <text:p text:style-name="P1"><text:span text:style-name="T1">Hit rate</text:span></text:p>
            </office:annotation>
            <text:p>y</text:p>
          </table:table-cell>
          <table:table-cell table:style-name="Accent_20_2"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25" calcext:value-type="float">
            <text:p>0.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19" calcext:value-type="float">
            <text:p>0.719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25" calcext:value-type="float">
            <text:p>0.02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75" calcext:value-type="float">
            <text:p>0.875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Default" office:value-type="float" office:value="0.025" calcext:value-type="float">
            <text:p>0.02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44" calcext:value-type="float">
            <text:p>0.844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06" calcext:value-type="float">
            <text:p>0.906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15" calcext:value-type="float">
            <text:p>0.1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3" calcext:value-type="float">
            <text:p>0.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67" calcext:value-type="float">
            <text:p>0.367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647" calcext:value-type="float">
            <text:p>0.647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14" calcext:value-type="float">
            <text:p>0.0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14" calcext:value-type="float">
            <text:p>0.0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733" calcext:value-type="float">
            <text:p>0.733</text:p>
          </table:table-cell>
          <table:table-cell table:number-columns-repeated="1020"/>
        </table:table-row>
        <table:table-row table:style-name="ro1">
          <table:table-cell table:style-name="Default" office:value-type="float" office:value="0.014" calcext:value-type="float">
            <text:p>0.01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912" calcext:value-type="float">
            <text:p>0.912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etting_ep17" table:style-name="ta1">
        <office:forms form:automatic-focus="false" form:apply-design-mode="false"/>
        <table:table-column table:style-name="co5" table:default-cell-style-name="Accent_20_2"/>
        <table:table-column table:style-name="co4" table:number-columns-repeated="1017" table:default-cell-style-name="Accent_20_2"/>
        <table:table-row table:style-name="ro1">
          <table:table-cell office:value-type="string" calcext:value-type="string">
            <office:annotation draw:style-name="gr1" draw:text-style-name="P2" svg:width="2.899cm" svg:height="1.799cm" svg:x="3.05cm" svg:y="0cm" draw:caption-point-x="-0.61cm" draw:caption-point-y="0.01cm">
              <dc:creator>WJ</dc:creator>
              <dc:date>2021-10-05T00:00:00</dc:date>
              <text:p text:style-name="P1"><text:span text:style-name="T1">量測單位</text:span></text:p>
            </office:annotation>
            <text:p>unit_of_device</text:p>
          </table:table-cell>
          <table:table-cell office:value-type="string" calcext:value-type="string">
            <office:annotation draw:style-name="gr1" draw:text-style-name="P2" svg:width="2.899cm" svg:height="1.799cm" svg:x="5.307cm" svg:y="0cm" draw:caption-point-x="-0.61cm" draw:caption-point-y="0.01cm">
              <dc:creator>WJ</dc:creator>
              <dc:date>2021-11-10T00:00:00</dc:date>
              <text:p text:style-name="P1">Type-II Error</text:p>
            </office:annotation>
            <text:p>beta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pg/ml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11-10T19:45:32.004343944</dc:date>
    <dc:creator>Wu Jun-I</dc:creator>
    <meta:editing-duration>PT50M30S</meta:editing-duration>
    <meta:editing-cycles>38</meta:editing-cycles>
    <meta:document-statistic meta:table-count="2" meta:cell-count="79" meta:object-count="0"/>
  </office:meta>
</office:document-meta>
</file>